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&lt;Modul&gt;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Tex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Problem i&gt;</text:p>
              </text:list-item>
              <text:list-item>
                <text:p>&lt;Lösung i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6:29:08</dc:date>
    <dc:creator>Sebastian Schmidt</dc:creator>
    <meta:editing-duration>P0D</meta:editing-duration>
    <meta:editing-cycles>2</meta:editing-cycles>
    <meta:generator>LibreOffice/4.0.2.2$Linux_X86_64 LibreOffice_project/400m0$Build-2</meta:generator>
    <meta:document-statistic meta:object-count="37"/>
  </office:meta>
</office:document-meta>
</file>